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59.99mm" svg:height="89.99mm" svg:x="314.77mm" svg:y="11.9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5mm" svg:y="11.1mm">
            <loext:p draw:notify-on-update-of-ranges="utility.A1:utility.A24 utility.C1:utility.C24 utility.A1:utility.A24 utility.D1:utility.D24 utility.A1:utility.A24 utility.E1:utility.E24 utility.A1:utility.A24 utility.F1:utility.F24 utility.A1:utility.A24 utility.G1:utility.G24 utility.A1:utility.A24 utility.H1:utility.H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2.68031639823" calcext:value-type="float">
            <text:p>4112,6803163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5.30876246614" calcext:value-type="float">
            <text:p>3915,308762466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0.67748567566" calcext:value-type="float">
            <text:p>3620,6774856757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.38635934313" calcext:value-type="float">
            <text:p>3343,3863593431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4.95263840101" calcext:value-type="float">
            <text:p>3004,952638401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7.27148395313" calcext:value-type="float">
            <text:p>2627,2714839531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4.91538581024" calcext:value-type="float">
            <text:p>2234,9153858102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3.48661618599" calcext:value-type="float">
            <text:p>1853,486616186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8.1627700149" calcext:value-type="float">
            <text:p>1508,1627700149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1.47849922833" calcext:value-type="float">
            <text:p>1231,478499228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3.186004785447" calcext:value-type="float">
            <text:p>933,186004785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3.742133326673" calcext:value-type="float">
            <text:p>733,7421333267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.653695274253" calcext:value-type="float">
            <text:p>534,653695274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.249475653421" calcext:value-type="float">
            <text:p>440,249475653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.006834966301" calcext:value-type="float">
            <text:p>341,006834966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.84954744092" calcext:value-type="float">
            <text:p>323,84954744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.644466684033" calcext:value-type="float">
            <text:p>350,6444666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7.459301426219" calcext:value-type="float">
            <text:p>357,45930142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459301426219" calcext:value-type="float">
            <text:p>357,45930142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4.274136168405" calcext:value-type="float">
            <text:p>364,27413616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.506021089997" calcext:value-type="float">
            <text:p>400,5060210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5.419147508696" calcext:value-type="float">
            <text:p>385,419147508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2.472381958991" calcext:value-type="float">
            <text:p>292,472381959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9:05.786752952</dc:date>
    <meta:editing-duration>PT57S</meta:editing-duration>
    <meta:editing-cycles>1</meta:editing-cycles>
    <meta:document-statistic meta:table-count="1" meta:cell-count="192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utility.A1:utility.B24" svg:x="0.32cm" svg:y="0.18cm" svg:width="12.508cm" svg:height="8.64cm">
          <chartooo:coordinate-region svg:x="1.31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4112.68031639823">
                <text:p>4112.68031639823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15.30876246614">
                <text:p>3915.30876246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20.67748567566">
                <text:p>3620.67748567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43.38635934313">
                <text:p>3343.38635934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004.95263840101">
                <text:p>3004.95263840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27.27148395313">
                <text:p>2627.27148395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34.91538581024">
                <text:p>2234.9153858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53.48661618599">
                <text:p>1853.48661618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08.1627700149">
                <text:p>1508.1627700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31.47849922833">
                <text:p>1231.4784992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33.186004785447">
                <text:p>933.186004785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3.742133326673">
                <text:p>733.742133326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34.653695274253">
                <text:p>534.653695274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40.249475653421">
                <text:p>440.249475653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1.006834966301">
                <text:p>341.006834966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3.84954744092">
                <text:p>323.84954744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0.644466684033">
                <text:p>350.644466684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57.459301426219">
                <text:p>357.45930142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459301426219">
                <text:p>357.459301426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4.274136168405">
                <text:p>364.274136168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0.506021089997">
                <text:p>400.50602108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85.419147508696">
                <text:p>385.41914750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2.472381958991">
                <text:p>292.4723819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956cm" style:legend-expansion="high" chart:style-name="ch2"/>
        <chart:plot-area chart:style-name="ch3" table:cell-range-address="utility.A1:utility.A24 utility.C1:utility.H24" svg:x="0.32cm" svg:y="0.18cm" svg:width="12.481cm" svg:height="8.64cm">
          <chartooo:coordinate-region svg:x="0.756cm" svg:y="0.379cm" svg:width="11.8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series chart:style-name="ch10" chart:values-cell-range-address="utility.G1:utility.G24" chart:class="chart:scatter">
            <chart:data-point chart:repeated="24"/>
          </chart:series>
          <chart:series chart:style-name="ch11" chart:values-cell-range-address="utility.H1:utility.H24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  <table:table-cell office:value-type="float" office:value="4">
                <text:p>4</text:p>
                <draw:g>
                  <svg:desc>utility.G1:utility.G24</svg:desc>
                </draw:g>
              </table:table-cell>
              <table:table-cell office:value-type="float" office:value="5">
                <text:p>5</text:p>
                <draw:g>
                  <svg:desc>utility.H1:utility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